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-color="#66cc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35cm"/>
    </style:style>
    <style:style style:name="gr5" style:family="graphic" style:parent-style-name="standard">
      <style:graphic-properties draw:fill-color="#6666ff" draw:textarea-vertical-align="middl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81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7.11cm"/>
    </style:style>
    <style:style style:name="gr12" style:family="graphic" style:parent-style-name="standard">
      <style:graphic-properties draw:fill-color="#eeeeee" draw:textarea-horizontal-align="justify" draw:textarea-vertical-align="middle" draw:auto-grow-height="false" fo:min-height="0cm" fo:min-width="0cm" fo:wrap-option="no-wrap"/>
    </style:style>
    <style:style style:name="gr13" style:family="graphic" style:parent-style-name="standard">
      <style:graphic-properties draw:fill-color="#ffffcc" draw:textarea-horizontal-align="justify" draw:textarea-vertical-align="middle" draw:auto-grow-height="false" fo:min-height="0cm" fo:min-width="0cm" fo:wrap-option="no-wrap"/>
    </style:style>
    <style:style style:name="gr14" style:family="graphic" style:parent-style-name="standard">
      <style:graphic-properties draw:fill-color="#006600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7.26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947cm"/>
    </style:style>
    <style:style style:name="gr17" style:family="graphic" style:parent-style-name="standard">
      <style:graphic-properties draw:fill-color="#ff99ff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56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45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2.05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cm" fo:min-width="7.26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6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0.49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6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cm" fo:min-width="7.825cm"/>
    </style:style>
    <style:style style:name="gr26" style:family="graphic" style:parent-style-name="standard">
      <style:graphic-properties svg:stroke-color="#ffffcc" draw:fill-color="#ffffcc" draw:textarea-horizontal-align="justify" draw:textarea-vertical-align="middle" draw:auto-grow-height="false" fo:min-height="0cm" fo:min-width="0cm" fo:wrap-option="no-wrap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>
        <style:tab-stops/>
      </style:paragraph-properties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paragraph-properties fo:text-align="center"/>
      <style:text-properties fo:color="#ffff99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style:paragraph-properties fo:text-align="center"/>
      <style:text-properties fo:font-size="9pt" style:font-size-asian="9pt" style:font-size-complex="9pt"/>
    </style:style>
    <style:style style:name="P7" style:family="paragraph">
      <style:text-properties fo:font-size="9pt" style:font-size-asian="9pt" style:font-size-complex="9pt"/>
    </style:style>
    <style:style style:name="P8" style:family="paragraph">
      <style:paragraph-properties fo:text-align="center"/>
      <style:text-properties fo:font-size="10.5pt" style:font-size-asian="10.5pt" style:font-size-complex="10.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color="#ffff99" fo:font-size="11pt" style:font-size-asian="11pt" style:font-size-complex="11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color="#ffff99" fo:font-size="9pt" style:font-size-asian="9pt" style:font-size-complex="9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867cm" svg:height="1.651cm" svg:x="7.293cm" svg:y="4.556cm">
          <text:p text:style-name="P1">Int main()</text:p>
        </draw:rect>
        <draw:custom-shape draw:style-name="gr2" draw:text-style-name="P1" draw:layer="layout" svg:width="3.556cm" svg:height="1.778cm" svg:x="1.508cm" svg:y="4.429cm">
          <text:p text:style-name="P1">Brain</text:p>
          <text:p text:style-name="P1">Class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line draw:style-name="gr3" draw:text-style-name="P1" draw:layer="layout" svg:x1="4.683cm" svg:y1="5.318cm" svg:x2="7.242cm" svg:y2="5.33cm">
          <text:p/>
        </draw:line>
        <draw:frame draw:style-name="gr4" draw:text-style-name="P2" draw:layer="layout" svg:width="5.535cm" svg:height="0.963cm" svg:x="1cm" svg:y="6.4cm">
          <draw:text-box>
            <text:p text:style-name="P2">Public Inheritance</text:p>
          </draw:text-box>
        </draw:frame>
        <draw:rect draw:style-name="gr1" draw:text-style-name="P1" draw:layer="layout" svg:width="3.79cm" svg:height="2.54cm" svg:x="7.37cm" svg:y="1.254cm">
          <text:p text:style-name="P1">Includes</text:p>
        </draw:rect>
        <draw:line draw:style-name="gr3" draw:text-style-name="P1" draw:layer="layout" svg:x1="9.182cm" svg:y1="3.794cm" svg:x2="9.182cm" svg:y2="4.683cm">
          <text:p/>
        </draw:line>
        <draw:rect draw:style-name="gr5" draw:text-style-name="P1" draw:layer="layout" svg:width="3.796cm" svg:height="1.778cm" svg:x="7.395cm" svg:y="12.898cm">
          <text:p text:style-name="P1">Get Input</text:p>
          <text:p text:style-name="P1">Data</text:p>
        </draw:rect>
        <draw:circle draw:style-name="gr6" draw:text-style-name="P1" draw:layer="layout" svg:width="0.635cm" svg:height="0.635cm" svg:x="8.882cm" svg:y="10.428cm">
          <text:p/>
        </draw:circle>
        <draw:line draw:style-name="gr7" draw:text-style-name="P1" draw:layer="layout" svg:x1="9.182cm" svg:y1="6.207cm" svg:x2="9.182cm" svg:y2="7.096cm">
          <text:p/>
        </draw:line>
        <draw:line draw:style-name="gr7" draw:text-style-name="P1" draw:layer="layout" svg:x1="9.239cm" svg:y1="11.163cm" svg:x2="9.234cm" svg:y2="12.904cm">
          <text:p/>
        </draw:line>
        <draw:custom-shape draw:style-name="gr8" draw:text-style-name="P1" draw:layer="layout" svg:width="3.302cm" svg:height="2.794cm" svg:x="7.601cm" svg:y="20.133cm">
          <text:p text:style-name="P1">=en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1" draw:layer="layout" svg:width="3.832cm" svg:height="1.651cm" svg:x="7.37cm" svg:y="7.167cm">
          <text:p text:style-name="P1">Recover</text:p>
          <text:p text:style-name="P1">Memories</text:p>
        </draw:rect>
        <draw:line draw:style-name="gr7" draw:text-style-name="P1" draw:layer="layout" svg:x1="9.234cm" svg:y1="8.849cm" svg:x2="9.234cm" svg:y2="10.481cm">
          <text:p/>
        </draw:line>
        <draw:line draw:style-name="gr7" draw:text-style-name="P1" draw:layer="layout" svg:x1="9.385cm" svg:y1="14.791cm" svg:x2="9.385cm" svg:y2="16.168cm">
          <text:p/>
        </draw:line>
        <draw:rect draw:style-name="gr1" draw:text-style-name="P1" draw:layer="layout" svg:width="3.851cm" svg:height="2.55cm" svg:x="7.395cm" svg:y="16.245cm">
          <text:p text:style-name="P1">Call Process</text:p>
          <text:p text:style-name="P1">User Input</text:p>
          <text:p text:style-name="P1"/>
        </draw:rect>
        <draw:line draw:style-name="gr7" draw:text-style-name="P1" draw:layer="layout" svg:x1="9.232cm" svg:y1="18.872cm" svg:x2="9.232cm" svg:y2="20.172cm">
          <text:p/>
        </draw:line>
        <draw:circle draw:style-name="gr6" draw:text-style-name="P1" draw:layer="layout" svg:width="0.635cm" svg:height="0.635cm" svg:x="2.583cm" svg:y="10.429cm">
          <text:p/>
        </draw:circle>
        <draw:circle draw:style-name="gr6" draw:text-style-name="P1" draw:layer="layout" svg:width="0.635cm" svg:height="0.635cm" svg:x="2.583cm" svg:y="21.229cm">
          <text:p/>
        </draw:circle>
        <draw:line draw:style-name="gr7" draw:text-style-name="P1" draw:layer="layout" svg:x1="7.701cm" svg:y1="21.575cm" svg:x2="3.06cm" svg:y2="21.575cm">
          <text:p/>
        </draw:line>
        <draw:frame draw:style-name="gr9" draw:layer="layout" svg:width="1.311cm" svg:height="0.963cm" svg:x="6.401cm" svg:y="21.677cm">
          <draw:text-box>
            <text:p>No</text:p>
          </draw:text-box>
        </draw:frame>
        <draw:line draw:style-name="gr7" draw:text-style-name="P1" draw:layer="layout" svg:x1="2.882cm" svg:y1="21.065cm" svg:x2="2.856cm" svg:y2="11.195cm">
          <text:p/>
        </draw:line>
        <draw:line draw:style-name="gr7" draw:text-style-name="P1" draw:layer="layout" svg:x1="3.239cm" svg:y1="10.711cm" svg:x2="8.823cm" svg:y2="10.736cm">
          <text:p/>
        </draw:line>
        <draw:rect draw:style-name="gr1" draw:text-style-name="P1" draw:layer="layout" svg:width="3.877cm" svg:height="2.499cm" svg:x="7.293cm" svg:y="23.896cm">
          <text:p text:style-name="P1"><text:span text:style-name="T1">Save Memories</text:span></text:p>
          <text:p text:style-name="P1"><text:span text:style-name="T1">&amp; Exit</text:span></text:p>
        </draw:rect>
        <draw:line draw:style-name="gr7" draw:text-style-name="P1" draw:layer="layout" svg:x1="9.257cm" svg:y1="22.952cm" svg:x2="9.283cm" svg:y2="23.972cm">
          <text:p/>
        </draw:line>
        <draw:frame draw:style-name="gr10" draw:layer="layout" svg:width="1.535cm" svg:height="0.963cm" svg:x="9.487cm" svg:y="22.85cm">
          <draw:text-box>
            <text:p>Yes</text:p>
          </draw:text-box>
        </draw:frame>
        <draw:frame draw:style-name="gr11" draw:text-style-name="P3" draw:layer="layout" svg:width="7.61cm" svg:height="1.276cm" svg:x="12.521cm" svg:y="3.443cm">
          <draw:text-box>
            <text:p><text:span text:style-name="T2">Sophie::Main.cpp</text:span></text:p>
          </draw:text-box>
        </draw:frame>
        <draw:custom-shape draw:style-name="gr12" draw:text-style-name="P1" draw:layer="layout" svg:width="4.233cm" svg:height="1.836cm" svg:x="12.343cm" svg:y="16.092cm">
          <text:p text:style-name="P1"><text:span text:style-name="T3">See Next </text:span></text:p>
          <text:p text:style-name="P1"><text:span text:style-name="T3">Page</text:span></text:p>
          <text:p text:style-name="P1"><text:span text:style-name="T4">c_Brain.h::ProcessUserInput()</text:span></text:p>
          <draw:enhanced-geometry svg:viewBox="0 0 21600 21600" draw:text-areas="800 800 20800 20800" draw:type="round-rectangular-callout" draw:modifiers="-5458.66792631082 24892.3244420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" draw:layer="layout" svg:width="6.095cm" svg:height="4.259cm" svg:x="13.261cm" svg:y="20.963cm">
          <text:p text:style-name="P1"><text:span text:style-name="T5">Checking for “end” after</text:span></text:p>
          <text:p text:style-name="P1"><text:span text:style-name="T5">The Process call allows</text:span></text:p>
          <text:p text:style-name="P1"><text:span text:style-name="T5">the input data to be </text:span></text:p>
          <text:p text:style-name="P1"><text:span text:style-name="T5">changed to “end” by the</text:span></text:p>
          <text:p text:style-name="P1"><text:span text:style-name="T5">previous process.</text:span></text:p>
          <draw:enhanced-geometry svg:viewBox="0 0 21600 21600" draw:text-areas="800 800 20800 20800" draw:type="round-rectangular-callout" draw:modifiers="-10208.2677165354 5435.492957746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" draw:layer="layout" svg:width="3.494cm" svg:height="1.174cm" svg:x="12.062cm" svg:y="11.246cm">
          <text:p text:style-name="P1"><text:span text:style-name="T3">Currently,</text:span></text:p>
          <text:p text:style-name="P1"><text:span text:style-name="T3">Console input</text:span></text:p>
          <draw:enhanced-geometry svg:viewBox="0 0 21600 21600" draw:text-areas="800 800 20800 20800" draw:type="round-rectangular-callout" draw:modifiers="-5197.59656652361 47354.55319148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4" draw:text-style-name="P4" draw:layer="layout" svg:width="3.927cm" svg:height="0.816cm" svg:x="3.315cm" svg:y="13.363cm">
          <text:p text:style-name="P1"><text:span text:style-name="T6">Verbose Point</text:span></text:p>
          <text:p text:style-name="P1"><text:span text:style-name="T6">Main.cpp</text:span></text:p>
        </draw:rect>
      </draw:page>
      <draw:page draw:name="page2" draw:style-name="dp1" draw:master-page-name="Default">
        <draw:circle draw:style-name="gr6" draw:text-style-name="P1" draw:layer="layout" svg:width="0.635cm" svg:height="0.635cm" svg:x="8.291cm" svg:y="7.063cm">
          <text:p/>
        </draw:circle>
        <draw:frame draw:style-name="gr15" draw:text-style-name="P3" draw:layer="layout" svg:width="7.762cm" svg:height="1.276cm" svg:x="12.139cm" svg:y="2.015cm">
          <draw:text-box>
            <text:p><text:span text:style-name="T2">Sophie::c_Brain.h</text:span></text:p>
          </draw:text-box>
        </draw:frame>
        <draw:custom-shape draw:style-name="gr2" draw:text-style-name="P1" draw:layer="layout" svg:width="3.556cm" svg:height="1.778cm" svg:x="1cm" svg:y="2.313cm">
          <text:p text:style-name="P1"><text:span text:style-name="T7">Cerebellum</text:span></text:p>
          <text:p text:style-name="P1"><text:span text:style-name="T7">Class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frame draw:style-name="gr16" draw:text-style-name="P2" draw:layer="layout" svg:width="4.447cm" svg:height="0.806cm" svg:x="1cm" svg:y="1.25cm">
          <draw:text-box>
            <text:p text:style-name="P2"><text:span text:style-name="T8">Public Inheritance</text:span></text:p>
          </draw:text-box>
        </draw:frame>
        <draw:rect draw:style-name="gr1" draw:text-style-name="P1" draw:layer="layout" svg:width="7.625cm" svg:height="1.651cm" svg:x="4.82cm" svg:y="3.486cm">
          <text:p text:style-name="P1">ProcessUserInput()</text:p>
        </draw:rect>
        <draw:rect draw:style-name="gr14" draw:text-style-name="P4" draw:layer="layout" svg:width="3.927cm" svg:height="0.816cm" svg:x="6.555cm" svg:y="2.61cm">
          <text:p text:style-name="P1"><text:span text:style-name="T6">Verbose Point</text:span></text:p>
          <text:p text:style-name="P1"><text:span text:style-name="T6">ProcessUserInput</text:span></text:p>
        </draw:rect>
        <draw:rect draw:style-name="gr1" draw:text-style-name="P1" draw:layer="layout" svg:width="7.599cm" svg:height="0.867cm" svg:x="4.826cm" svg:y="5.152cm">
          <text:p text:style-name="P1"><text:span text:style-name="T9">Create CommandCheckSentence</text:span></text:p>
        </draw:rect>
        <draw:line draw:style-name="gr7" draw:text-style-name="P1" draw:layer="layout" svg:x1="8.615cm" svg:y1="6.054cm" svg:x2="8.615cm" svg:y2="7.091cm">
          <text:p/>
        </draw:line>
        <draw:rect draw:style-name="gr1" draw:text-style-name="P1" draw:layer="layout" svg:width="7.599cm" svg:height="0.867cm" svg:x="4.827cm" svg:y="8.653cm">
          <text:p text:style-name="P1"><text:span text:style-name="T9">CommandCheckSentence.Parse()</text:span></text:p>
        </draw:rect>
        <draw:line draw:style-name="gr7" draw:text-style-name="P1" draw:layer="layout" svg:x1="8.615cm" svg:y1="7.654cm" svg:x2="8.615cm" svg:y2="8.691cm">
          <text:p/>
        </draw:line>
        <draw:rect draw:style-name="gr1" draw:text-style-name="P1" draw:layer="layout" svg:width="7.599cm" svg:height="0.867cm" svg:x="4.828cm" svg:y="9.454cm">
          <text:p text:style-name="P1"><text:span text:style-name="T9">Call CommandTrap()</text:span></text:p>
        </draw:rect>
        <draw:rect draw:style-name="gr1" draw:text-style-name="P1" draw:layer="layout" svg:width="3.765cm" svg:height="0.867cm" svg:x="4.829cm" svg:y="10.255cm">
          <text:p text:style-name="P1"><text:span text:style-name="T9">Command Executed</text:span></text:p>
        </draw:rect>
        <draw:rect draw:style-name="gr1" draw:text-style-name="P1" draw:layer="layout" svg:width="3.892cm" svg:height="0.867cm" svg:x="8.53cm" svg:y="10.256cm">
          <text:p text:style-name="P1"><text:span text:style-name="T9">No Command</text:span></text:p>
        </draw:rect>
        <draw:line draw:style-name="gr7" draw:text-style-name="P1" draw:layer="layout" svg:x1="4.81cm" svg:y1="10.652cm" svg:x2="3.54cm" svg:y2="10.652cm">
          <text:p/>
        </draw:line>
        <draw:line draw:style-name="gr7" draw:text-style-name="P1" draw:layer="layout" svg:x1="9.896cm" svg:y1="11.178cm" svg:x2="9.922cm" svg:y2="12.383cm">
          <text:p/>
        </draw:line>
        <draw:rect draw:style-name="gr1" draw:text-style-name="P1" draw:layer="layout" svg:width="7.599cm" svg:height="0.867cm" svg:x="4.828cm" svg:y="12.454cm">
          <text:p text:style-name="P1"><text:span text:style-name="T9">Normal Parse() call</text:span></text:p>
        </draw:rect>
        <draw:rect draw:style-name="gr1" draw:text-style-name="P1" draw:layer="layout" svg:width="7.599cm" svg:height="0.867cm" svg:x="4.828cm" svg:y="8.654cm">
          <text:p text:style-name="P1"><text:span text:style-name="T9">CommandCheckSentence.Parse()</text:span></text:p>
        </draw:rect>
        <draw:rect draw:style-name="gr1" draw:text-style-name="P1" draw:layer="layout" svg:width="7.599cm" svg:height="0.867cm" svg:x="4.829cm" svg:y="13.255cm">
          <text:p text:style-name="P1"><text:span text:style-name="T9">Save data to Long and Short term memory</text:span></text:p>
        </draw:rect>
        <draw:rect draw:style-name="gr1" draw:text-style-name="P1" draw:layer="layout" svg:width="7.599cm" svg:height="0.867cm" svg:x="4.83cm" svg:y="14.056cm">
          <text:p text:style-name="P1"><text:span text:style-name="T9">Call</text:span></text:p>
          <text:p text:style-name="P1"><text:span text:style-name="T9">GatherAndSetAllSentenceData()</text:span></text:p>
        </draw:rect>
        <draw:rect draw:style-name="gr1" draw:text-style-name="P1" draw:layer="layout" svg:width="7.599cm" svg:height="0.867cm" svg:x="4.83cm" svg:y="13.256cm">
          <text:p text:style-name="P1"><text:span text:style-name="T9">Save data to Long and Short term memory</text:span></text:p>
        </draw:rect>
        <draw:rect draw:style-name="gr1" draw:text-style-name="P1" draw:layer="layout" svg:width="7.599cm" svg:height="0.867cm" svg:x="4.83cm" svg:y="13.256cm">
          <text:p text:style-name="P1"><text:span text:style-name="T9">Save data to Long and Short term memory</text:span></text:p>
        </draw:rect>
        <draw:rect draw:style-name="gr1" draw:text-style-name="P1" draw:layer="layout" svg:width="7.599cm" svg:height="0.867cm" svg:x="4.831cm" svg:y="14.857cm">
          <text:p text:style-name="P1"><text:span text:style-name="T9">Call</text:span></text:p>
          <text:p text:style-name="P1"><text:span text:style-name="T9">ImplyUnknowns()</text:span></text:p>
        </draw:rect>
        <draw:rect draw:style-name="gr1" draw:text-style-name="P1" draw:layer="layout" svg:width="7.599cm" svg:height="0.867cm" svg:x="4.832cm" svg:y="15.658cm">
          <text:p text:style-name="P1"><text:span text:style-name="T9">Call</text:span></text:p>
          <text:p text:style-name="P1"><text:span text:style-name="T9">FindAndSetGistOfSentence()</text:span></text:p>
        </draw:rect>
        <draw:custom-shape draw:style-name="gr17" draw:text-style-name="P1" draw:layer="layout" svg:width="2.54cm" svg:height="1.812cm" svg:x="7.342cm" svg:y="17.489cm">
          <text:p text:style-name="P1"><text:span text:style-name="T10">Has</text:span></text:p>
          <text:p text:style-name="P1"><text:span text:style-name="T10">Contraction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" draw:layer="layout" svg:x1="8.626cm" svg:y1="16.589cm" svg:x2="8.626cm" svg:y2="17.568cm">
          <text:p/>
        </draw:line>
        <draw:line draw:style-name="gr7" draw:text-style-name="P1" draw:layer="layout" svg:x1="9.882cm" svg:y1="18.401cm" svg:x2="12.383cm" svg:y2="18.401cm">
          <text:p/>
        </draw:line>
        <draw:rect draw:style-name="gr1" draw:text-style-name="P1" draw:layer="layout" svg:width="7.599cm" svg:height="0.867cm" svg:x="12.433cm" svg:y="17.959cm">
          <text:p text:style-name="P1"><text:span text:style-name="T9">Call</text:span></text:p>
          <text:p text:style-name="P1"><text:span text:style-name="T9">DeconstructContractions()</text:span></text:p>
        </draw:rect>
        <draw:rect draw:style-name="gr1" draw:text-style-name="P1" draw:layer="layout" svg:width="7.599cm" svg:height="0.867cm" svg:x="12.434cm" svg:y="18.76cm">
          <text:p text:style-name="P1"><text:span text:style-name="T9">Call</text:span></text:p>
          <text:p text:style-name="P1"><text:span text:style-name="T9">StoreNewWords()</text:span></text:p>
        </draw:rect>
        <draw:rect draw:style-name="gr1" draw:text-style-name="P1" draw:layer="layout" svg:width="7.623cm" svg:height="0.867cm" svg:x="12.427cm" svg:y="19.564cm">
          <text:p text:style-name="P1"><text:span text:style-name="T9">Call</text:span></text:p>
          <text:p text:style-name="P1"><text:span text:style-name="T9">normal Parse() again {new data}</text:span></text:p>
        </draw:rect>
        <draw:rect draw:style-name="gr1" draw:text-style-name="P1" draw:layer="layout" svg:width="7.623cm" svg:height="0.867cm" svg:x="12.428cm" svg:y="20.365cm">
          <text:p text:style-name="P1"><text:span text:style-name="T9">Call</text:span></text:p>
          <text:p text:style-name="P1"><text:span text:style-name="T9">GatherAndSetAllSentenceData()</text:span></text:p>
        </draw:rect>
        <draw:rect draw:style-name="gr1" draw:text-style-name="P1" draw:layer="layout" svg:width="7.623cm" svg:height="0.867cm" svg:x="12.429cm" svg:y="21.166cm">
          <text:p text:style-name="P1"><text:span text:style-name="T9">Call</text:span></text:p>
          <text:p text:style-name="P1"><text:span text:style-name="T9">FindAndSetGistOfSentence()</text:span></text:p>
        </draw:rect>
        <draw:rect draw:style-name="gr1" draw:text-style-name="P1" draw:layer="layout" svg:width="7.599cm" svg:height="0.867cm" svg:x="12.431cm" svg:y="21.957cm">
          <text:p text:style-name="P1"><text:span text:style-name="T9">Save data to Long and Short term memory</text:span></text:p>
        </draw:rect>
        <draw:frame draw:style-name="gr18" draw:layer="layout" svg:width="1.069cm" svg:height="0.64cm" svg:x="9.583cm" svg:y="17.764cm">
          <draw:text-box>
            <text:p><text:span text:style-name="T11">Yes</text:span></text:p>
          </draw:text-box>
        </draw:frame>
        <draw:rect draw:style-name="gr1" draw:text-style-name="P1" draw:layer="layout" svg:width="7.599cm" svg:height="0.867cm" svg:x="4.833cm" svg:y="23.359cm">
          <text:p text:style-name="P1"><text:span text:style-name="T9">Call</text:span></text:p>
          <text:p text:style-name="P1"><text:span text:style-name="T9">FindSubject()</text:span></text:p>
        </draw:rect>
        <draw:line draw:style-name="gr7" draw:text-style-name="P1" draw:layer="layout" svg:x1="8.62cm" svg:y1="19.288cm" svg:x2="8.62cm" svg:y2="23.352cm">
          <text:p/>
        </draw:line>
        <draw:circle draw:style-name="gr6" draw:text-style-name="P1" draw:layer="layout" svg:width="0.635cm" svg:height="0.635cm" svg:x="15.992cm" svg:y="23.564cm">
          <text:p/>
        </draw:circle>
        <draw:line draw:style-name="gr7" draw:text-style-name="P1" draw:layer="layout" svg:x1="16.24cm" svg:y1="22.844cm" svg:x2="16.24cm" svg:y2="23.606cm">
          <text:p/>
        </draw:line>
        <draw:line draw:style-name="gr7" draw:text-style-name="P1" draw:layer="layout" svg:x1="15.986cm" svg:y1="23.86cm" svg:x2="12.43cm" svg:y2="23.86cm">
          <text:p/>
        </draw:line>
        <draw:frame draw:style-name="gr19" draw:layer="layout" svg:width="0.951cm" svg:height="0.64cm" svg:x="8.431cm" svg:y="19.161cm">
          <draw:text-box>
            <text:p><text:span text:style-name="T11">No</text:span></text:p>
          </draw:text-box>
        </draw:frame>
        <draw:circle draw:style-name="gr6" draw:text-style-name="P1" draw:layer="layout" svg:width="0.635cm" svg:height="0.635cm" svg:x="2.892cm" svg:y="10.364cm">
          <text:p/>
        </draw:circle>
        <draw:rect draw:style-name="gr14" draw:text-style-name="P4" draw:layer="layout" svg:width="3.927cm" svg:height="0.816cm" svg:x="6.616cm" svg:y="25.072cm">
          <text:p text:style-name="P1"><text:span text:style-name="T6">Verbose Point</text:span></text:p>
          <text:p text:style-name="P1"><text:span text:style-name="T6">c_Brain.h</text:span></text:p>
        </draw:rect>
        <draw:line draw:style-name="gr7" draw:text-style-name="P1" draw:layer="layout" svg:x1="8.62cm" svg:y1="24.368cm" svg:x2="8.62cm" svg:y2="25.13cm">
          <text:p/>
        </draw:line>
        <draw:line draw:style-name="gr7" draw:text-style-name="P1" draw:layer="layout" svg:x1="8.62cm" svg:y1="26.019cm" svg:x2="8.62cm" svg:y2="26.781cm">
          <text:p/>
        </draw:line>
        <draw:frame draw:style-name="gr20" draw:layer="layout" svg:width="2.555cm" svg:height="0.603cm" svg:x="9.24cm" svg:y="26.273cm">
          <draw:text-box>
            <text:p><text:span text:style-name="T12">See next page</text:span></text:p>
          </draw:text-box>
        </draw:frame>
        <draw:line draw:style-name="gr7" draw:text-style-name="P1" draw:layer="layout" svg:x1="3.159cm" svg:y1="11.033cm" svg:x2="3.159cm" svg:y2="26.781cm">
          <text:p/>
        </draw:line>
        <draw:circle draw:style-name="gr6" draw:text-style-name="P1" draw:layer="layout" svg:width="0.635cm" svg:height="0.635cm" svg:x="1.193cm" svg:y="7.065cm">
          <text:p/>
        </draw:circle>
        <draw:line draw:style-name="gr7" draw:text-style-name="P1" draw:layer="layout" svg:x1="1.889cm" svg:y1="7.35cm" svg:x2="8.239cm" svg:y2="7.35cm">
          <text:p/>
        </draw:line>
        <draw:line draw:style-name="gr7" draw:text-style-name="P1" draw:layer="layout" svg:x1="1.508cm" svg:y1="26.781cm" svg:x2="1.508cm" svg:y2="7.731cm">
          <text:p/>
        </draw:line>
        <draw:custom-shape draw:style-name="gr13" draw:text-style-name="P5" draw:layer="layout" svg:width="3.937cm" svg:height="1.016cm" svg:x="14.335cm" svg:y="11.795cm">
          <text:p text:style-name="P1"><text:span text:style-name="T12">See c_Sentence.h::Parse()</text:span></text:p>
          <draw:enhanced-geometry svg:viewBox="0 0 21600 21600" draw:text-areas="800 800 20800 20800" draw:type="round-rectangular-callout" draw:modifiers="-10657.3895378365 25295.57522123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5" draw:layer="layout" svg:width="3.937cm" svg:height="1.016cm" svg:x="14.364cm" svg:y="13.283cm">
          <text:p text:style-name="P1"><text:span text:style-name="T12">Located in</text:span></text:p>
          <text:p text:style-name="P1"><text:span text:style-name="T12">Cerebellum</text:span></text:p>
          <draw:enhanced-geometry svg:viewBox="0 0 21600 21600" draw:text-areas="800 800 20800 20800" draw:type="round-rectangular-callout" draw:modifiers="-10657.3895378365 25295.57522123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5" draw:layer="layout" svg:width="3.937cm" svg:height="1.016cm" svg:x="14.393cm" svg:y="14.971cm">
          <text:p text:style-name="P1"><text:span text:style-name="T12">Located in</text:span></text:p>
          <text:p text:style-name="P1"><text:span text:style-name="T12">c_Language.h</text:span></text:p>
          <draw:enhanced-geometry svg:viewBox="0 0 21600 21600" draw:text-areas="800 800 20800 20800" draw:type="round-rectangular-callout" draw:modifiers="-11787.3031995937 3270.796460176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5" draw:layer="layout" svg:width="3.937cm" svg:height="1.016cm" svg:x="14.719cm" svg:y="16.672cm">
          <text:p text:style-name="P1"><text:span text:style-name="T12">Also located in</text:span></text:p>
          <text:p text:style-name="P1"><text:span text:style-name="T12">c_Language.h</text:span></text:p>
          <draw:enhanced-geometry svg:viewBox="0 0 21600 21600" draw:text-areas="800 800 20800 20800" draw:type="round-rectangular-callout" draw:modifiers="-14266.531234129 -10003.53982300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5" draw:layer="layout" svg:width="3.937cm" svg:height="1.016cm" svg:x="13.364cm" svg:y="7.583cm">
          <text:p text:style-name="P1"><text:span text:style-name="T12">Local copy of</text:span></text:p>
          <text:p text:style-name="P1"><text:span text:style-name="T12"><text:s/></text:span><text:span text:style-name="T12">c_Sentence.h</text:span></text:p>
          <draw:enhanced-geometry svg:viewBox="0 0 21600 21600" draw:text-areas="800 800 20800 20800" draw:type="round-rectangular-callout" draw:modifiers="-10657.3895378365 25295.57522123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5" draw:layer="layout" svg:width="3.937cm" svg:height="1.016cm" svg:x="13.693cm" svg:y="9.771cm">
          <text:p text:style-name="P1"><text:span text:style-name="T12">Function inside</text:span></text:p>
          <text:p text:style-name="P1"><text:span text:style-name="T12">c_Brain.h</text:span></text:p>
          <draw:enhanced-geometry svg:viewBox="0 0 21600 21600" draw:text-areas="800 800 20800 20800" draw:type="round-rectangular-callout" draw:modifiers="-11463.687150838 1953.982300884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5" draw:layer="layout" svg:width="3.937cm" svg:height="1.016cm" svg:x="14.419cm" svg:y="25.437cm">
          <text:p text:style-name="P1"><text:span text:style-name="T12">Also located in</text:span></text:p>
          <text:p text:style-name="P1"><text:span text:style-name="T12">c_Language.h</text:span></text:p>
          <draw:enhanced-geometry svg:viewBox="0 0 21600 21600" draw:text-areas="800 800 20800 20800" draw:type="round-rectangular-callout" draw:modifiers="-17705.6373793804 -31879.64601769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Default">
        <draw:rect draw:style-name="gr1" draw:text-style-name="P1" draw:layer="layout" svg:width="7.599cm" svg:height="0.867cm" svg:x="4.834cm" svg:y="2.26cm">
          <text:p text:style-name="P1"><text:span text:style-name="T9">Call</text:span></text:p>
          <text:p text:style-name="P1"><text:span text:style-name="T9">DecipherCurrentSentence()</text:span></text:p>
        </draw:rect>
        <draw:custom-shape draw:style-name="gr17" draw:text-style-name="P1" draw:layer="layout" svg:width="2.54cm" svg:height="1.812cm" svg:x="7.343cm" svg:y="6.79cm">
          <text:p text:style-name="P1"><text:span text:style-name="T10">Need to ReRu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ircle draw:style-name="gr6" draw:text-style-name="P1" draw:layer="layout" svg:width="0.635cm" svg:height="0.635cm" svg:x="1.194cm" svg:y="7.366cm">
          <text:p/>
        </draw:circle>
        <draw:line draw:style-name="gr7" draw:text-style-name="P1" draw:layer="layout" svg:x1="7.35cm" svg:y1="7.718cm" svg:x2="1.762cm" svg:y2="7.718cm">
          <text:p/>
        </draw:line>
        <draw:circle draw:style-name="gr6" draw:text-style-name="P1" draw:layer="layout" svg:width="0.635cm" svg:height="0.635cm" svg:x="2.893cm" svg:y="3.765cm">
          <text:p/>
        </draw:circle>
        <draw:line draw:style-name="gr7" draw:text-style-name="P1" draw:layer="layout" svg:x1="1.508cm" svg:y1="7.35cm" svg:x2="1.508cm" svg:y2="1.254cm">
          <text:p/>
        </draw:line>
        <draw:line draw:style-name="gr7" draw:text-style-name="P1" draw:layer="layout" svg:x1="3.232cm" svg:y1="1.254cm" svg:x2="3.232cm" svg:y2="3.794cm">
          <text:p/>
        </draw:line>
        <draw:line draw:style-name="gr7" draw:text-style-name="P1" draw:layer="layout" svg:x1="8.62cm" svg:y1="1.254cm" svg:x2="8.62cm" svg:y2="2.27cm">
          <text:p/>
        </draw:line>
        <draw:circle draw:style-name="gr6" draw:text-style-name="P1" draw:layer="layout" svg:width="0.635cm" svg:height="0.635cm" svg:x="8.294cm" svg:y="3.766cm">
          <text:p/>
        </draw:circle>
        <draw:line draw:style-name="gr7" draw:text-style-name="P1" draw:layer="layout" svg:x1="8.62cm" svg:y1="3.159cm" svg:x2="8.62cm" svg:y2="3.794cm">
          <text:p/>
        </draw:line>
        <draw:line draw:style-name="gr7" draw:text-style-name="P1" draw:layer="layout" svg:x1="3.54cm" svg:y1="4.048cm" svg:x2="8.366cm" svg:y2="4.048cm">
          <text:p/>
        </draw:line>
        <draw:line draw:style-name="gr7" draw:text-style-name="P1" draw:layer="layout" svg:x1="8.62cm" svg:y1="4.429cm" svg:x2="8.62cm" svg:y2="6.842cm">
          <text:p/>
        </draw:line>
        <draw:frame draw:style-name="gr18" draw:layer="layout" svg:width="1.069cm" svg:height="0.64cm" svg:x="6.408cm" svg:y="7.218cm">
          <draw:text-box>
            <text:p><text:span text:style-name="T11">Yes</text:span></text:p>
          </draw:text-box>
        </draw:frame>
        <draw:rect draw:style-name="gr1" draw:text-style-name="P1" draw:layer="layout" svg:width="7.599cm" svg:height="0.867cm" svg:x="4.831cm" svg:y="9.763cm">
          <text:p text:style-name="P1"><text:span text:style-name="T9">Call</text:span></text:p>
          <text:p text:style-name="P1"><text:span text:style-name="T9">FindSubject()</text:span></text:p>
        </draw:rect>
        <draw:rect draw:style-name="gr1" draw:text-style-name="P1" draw:layer="layout" svg:width="7.599cm" svg:height="0.867cm" svg:x="4.832cm" svg:y="10.564cm">
          <text:p text:style-name="P1"><text:span text:style-name="T9">Call</text:span></text:p>
          <text:p text:style-name="P1"><text:span text:style-name="T9">StoreNewWords()</text:span></text:p>
        </draw:rect>
        <draw:rect draw:style-name="gr1" draw:text-style-name="P1" draw:layer="layout" svg:width="7.599cm" svg:height="0.867cm" svg:x="4.833cm" svg:y="11.365cm">
          <text:p text:style-name="P1"><text:span text:style-name="T9">Call</text:span></text:p>
          <text:p text:style-name="P1"><text:span text:style-name="T9">SetSubjectInStack()</text:span></text:p>
        </draw:rect>
        <draw:frame draw:style-name="gr21" draw:text-style-name="P3" draw:layer="layout" svg:width="7.762cm" svg:height="1.75cm" svg:x="12.139cm" svg:y="1.015cm">
          <draw:text-box>
            <text:p><text:span text:style-name="T2">Sophie::c_Brain.h</text:span></text:p>
            <text:p text:style-name="P1"><text:span text:style-name="T3">cont.</text:span></text:p>
          </draw:text-box>
        </draw:frame>
        <draw:line draw:style-name="gr7" draw:text-style-name="P1" draw:layer="layout" svg:x1="8.62cm" svg:y1="8.62cm" svg:x2="8.62cm" svg:y2="9.763cm">
          <text:p/>
        </draw:line>
        <draw:custom-shape draw:style-name="gr17" draw:text-style-name="P1" draw:layer="layout" svg:width="2.54cm" svg:height="1.812cm" svg:x="7.344cm" svg:y="13.791cm">
          <text:p text:style-name="P1"><text:span text:style-name="T10">Previous Command</text:span></text:p>
          <text:p text:style-name="P1"><text:span text:style-name="T10">Foun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" draw:layer="layout" svg:x1="8.62cm" svg:y1="12.303cm" svg:x2="8.62cm" svg:y2="13.827cm">
          <text:p/>
        </draw:line>
        <draw:rect draw:style-name="gr1" draw:text-style-name="P1" draw:layer="layout" svg:width="7.599cm" svg:height="0.867cm" svg:x="11.234cm" svg:y="14.266cm">
          <text:p text:style-name="P1"><text:span text:style-name="T9">If Exit command change input data</text:span></text:p>
          <text:p text:style-name="P1"><text:span text:style-name="T9">to “end”</text:span></text:p>
        </draw:rect>
        <draw:line draw:style-name="gr7" draw:text-style-name="P1" draw:layer="layout" svg:x1="9.89cm" svg:y1="14.716cm" svg:x2="11.287cm" svg:y2="14.716cm">
          <text:p/>
        </draw:line>
        <draw:frame draw:style-name="gr22" draw:layer="layout" svg:width="0.968cm" svg:height="0.569cm" svg:x="9.636cm" svg:y="14.274cm">
          <draw:text-box>
            <text:p><text:span text:style-name="T4">Yes</text:span></text:p>
          </draw:text-box>
        </draw:frame>
        <draw:circle draw:style-name="gr6" draw:text-style-name="P1" draw:layer="layout" svg:width="0.635cm" svg:height="0.635cm" svg:x="8.295cm" svg:y="18.367cm">
          <text:p/>
        </draw:circle>
        <draw:circle draw:style-name="gr6" draw:text-style-name="P1" draw:layer="layout" svg:width="0.635cm" svg:height="0.635cm" svg:x="14.696cm" svg:y="18.368cm">
          <text:p/>
        </draw:circle>
        <draw:line draw:style-name="gr7" draw:text-style-name="P1" draw:layer="layout" svg:x1="14.97cm" svg:y1="15.224cm" svg:x2="14.97cm" svg:y2="18.399cm">
          <text:p/>
        </draw:line>
        <draw:line draw:style-name="gr7" draw:text-style-name="P1" draw:layer="layout" svg:x1="8.62cm" svg:y1="15.605cm" svg:x2="8.62cm" svg:y2="18.399cm">
          <text:p/>
        </draw:line>
        <draw:line draw:style-name="gr7" draw:text-style-name="P1" draw:layer="layout" svg:x1="14.716cm" svg:y1="18.78cm" svg:x2="8.874cm" svg:y2="18.78cm">
          <text:p/>
        </draw:line>
        <draw:rect draw:style-name="gr1" draw:text-style-name="P1" draw:layer="layout" svg:width="7.599cm" svg:height="0.867cm" svg:x="4.834cm" svg:y="21.266cm">
          <text:p text:style-name="P1"><text:span text:style-name="T9">Return Control to main()</text:span></text:p>
        </draw:rect>
        <draw:line draw:style-name="gr7" draw:text-style-name="P1" draw:layer="layout" svg:x1="8.62cm" svg:y1="19.034cm" svg:x2="8.62cm" svg:y2="21.32cm">
          <text:p/>
        </draw:line>
        <draw:custom-shape draw:style-name="gr13" draw:text-style-name="P1" draw:layer="layout" svg:width="3.683cm" svg:height="2.159cm" svg:x="16.621cm" svg:y="17.51cm">
          <text:p text:style-name="P1"><text:span text:style-name="T4">We've been working with</text:span></text:p>
          <text:p text:style-name="P1"><text:span text:style-name="T4">a pointer to the original</text:span></text:p>
          <text:p text:style-name="P1"><text:span text:style-name="T4">input data so we can modify</text:span></text:p>
          <text:p text:style-name="P1"><text:span text:style-name="T4">it so that the calling</text:span></text:p>
          <text:p text:style-name="P1"><text:span text:style-name="T4">function will see the</text:span></text:p>
          <text:p text:style-name="P1"><text:span text:style-name="T4">change to “end”.</text:span></text:p>
          <draw:enhanced-geometry svg:viewBox="0 0 21600 21600" draw:text-areas="800 800 20800 20800" draw:type="round-rectangular-callout" draw:modifiers="-3324.42996742671 -2463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" draw:layer="layout" svg:width="3.683cm" svg:height="2.159cm" svg:x="16.494cm" svg:y="5.318cm">
          <text:p text:style-name="P1"><text:span text:style-name="T4">Things changed so let's </text:span></text:p>
          <text:p text:style-name="P1"><text:span text:style-name="T4">see if we can do a better</text:span></text:p>
          <text:p text:style-name="P1"><text:span text:style-name="T4">job at finding the subject</text:span></text:p>
          <text:p text:style-name="P1"><text:span text:style-name="T4">and indirect object.</text:span></text:p>
          <draw:enhanced-geometry svg:viewBox="0 0 21600 21600" draw:text-areas="800 800 20800 20800" draw:type="round-rectangular-callout" draw:modifiers="-28342.671009772 4718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" draw:layer="layout" svg:width="3.6cm" svg:height="0.923cm" svg:x="16.577cm" svg:y="7.697cm">
          <text:p text:style-name="P1"><text:span text:style-name="T4">Update our memory cells.</text:span></text:p>
          <draw:enhanced-geometry svg:viewBox="0 0 21600 21600" draw:text-areas="800 800 20800 20800" draw:type="round-rectangular-callout" draw:modifiers="-29085.9205776173 76067.53246753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" draw:layer="layout" svg:width="3.6cm" svg:height="0.923cm" svg:x="16.553cm" svg:y="9.362cm">
          <text:p text:style-name="P1"><text:span text:style-name="T4">Update our context tracking</text:span></text:p>
          <text:p text:style-name="P1"><text:span text:style-name="T4">ability.</text:span></text:p>
          <draw:enhanced-geometry svg:viewBox="0 0 21600 21600" draw:text-areas="800 800 20800 20800" draw:type="round-rectangular-callout" draw:modifiers="-28875.9788947515 58511.68831168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" draw:layer="layout" svg:width="4.318cm" svg:height="0.889cm" svg:x="11.287cm" svg:y="4.048cm">
          <text:p text:style-name="P1"><text:span text:style-name="T4">Located in c_Cortext.h</text:span></text:p>
          <text:p text:style-name="P1"><text:span text:style-name="T4">This is a large process</text:span></text:p>
          <draw:enhanced-geometry svg:viewBox="0 0 21600 21600" draw:text-areas="800 800 20800 20800" draw:type="round-rectangular-callout" draw:modifiers="370.085667978699 -29366.29213483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" draw:layer="layout" svg:width="4.318cm" svg:height="0.889cm" svg:x="10.788cm" svg:y="6.143cm">
          <text:p text:style-name="P1"><text:span text:style-name="T4">Sometimes Decipher wants to</text:span></text:p>
          <text:p text:style-name="P1"><text:span text:style-name="T4">run it all again.</text:span></text:p>
          <draw:enhanced-geometry svg:viewBox="0 0 21600 21600" draw:text-areas="800 800 20800 20800" draw:type="round-rectangular-callout" draw:modifiers="-8346.93216022227 30312.8089887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3" draw:layer="layout" svg:width="0.997cm" svg:height="0.687cm" svg:x="8.493cm" svg:y="8.493cm">
          <draw:text-box>
            <text:p><text:span text:style-name="T9">No</text:span></text:p>
          </draw:text-box>
        </draw:frame>
        <draw:frame draw:style-name="gr24" draw:layer="layout" svg:width="0.862cm" svg:height="0.569cm" svg:x="8.393cm" svg:y="15.478cm">
          <draw:text-box>
            <text:p><text:span text:style-name="T4">No</text:span></text:p>
          </draw:text-box>
        </draw:frame>
      </draw:page>
      <draw:page draw:name="page4" draw:style-name="dp1" draw:master-page-name="Default">
        <draw:frame draw:style-name="gr25" draw:text-style-name="P3" draw:layer="layout" svg:width="8.325cm" svg:height="1.75cm" svg:x="11.795cm" svg:y="1.635cm">
          <draw:text-box>
            <text:p text:style-name="P1"><text:span text:style-name="T2">Sophie::c_Cortex.h</text:span></text:p>
          </draw:text-box>
        </draw:frame>
        <draw:custom-shape draw:style-name="gr2" draw:text-style-name="P1" draw:layer="layout" svg:width="3.556cm" svg:height="1.778cm" svg:x="1.001cm" svg:y="2.314cm">
          <text:p text:style-name="P1"><text:span text:style-name="T7">Language</text:span></text:p>
          <text:p text:style-name="P1"><text:span text:style-name="T7">Class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frame draw:style-name="gr16" draw:text-style-name="P2" draw:layer="layout" svg:width="4.447cm" svg:height="0.806cm" svg:x="1.001cm" svg:y="1.25cm">
          <draw:text-box>
            <text:p text:style-name="P2"><text:span text:style-name="T8">Public Inheritance</text:span></text:p>
          </draw:text-box>
        </draw:frame>
        <draw:rect draw:style-name="gr1" draw:text-style-name="P1" draw:layer="layout" svg:width="7.599cm" svg:height="0.867cm" svg:x="4.804cm" svg:y="3.667cm">
          <text:p text:style-name="P1"><text:span text:style-name="T9">DecipherCurrentSentence()</text:span></text:p>
        </draw:rect>
        <draw:rect draw:style-name="gr1" draw:text-style-name="P1" draw:layer="layout" svg:width="7.599cm" svg:height="0.867cm" svg:x="4.805cm" svg:y="5.268cm">
          <text:p text:style-name="P1"><text:span text:style-name="T9">Calculate Understanding Level</text:span></text:p>
        </draw:rect>
        <draw:line draw:style-name="gr7" draw:text-style-name="P1" draw:layer="layout" svg:x1="8.62cm" svg:y1="4.556cm" svg:x2="8.62cm" svg:y2="5.318cm">
          <text:p/>
        </draw:line>
        <draw:custom-shape draw:style-name="gr8" draw:text-style-name="P1" draw:layer="layout" svg:width="7.62cm" svg:height="0.889cm" svg:x="4.81cm" svg:y="6.842cm">
          <text:p text:style-name="P1"><text:span text:style-name="T11">Switch on Understanding</text:span></text:p>
          <text:p text:style-name="P1"><text:span text:style-name="T11">Level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line draw:style-name="gr7" draw:text-style-name="P1" draw:layer="layout" svg:x1="8.62cm" svg:y1="6.08cm" svg:x2="8.62cm" svg:y2="6.842cm">
          <text:p/>
        </draw:line>
        <draw:ellipse draw:style-name="gr1" draw:text-style-name="P1" draw:layer="layout" svg:width="1.397cm" svg:height="1.27cm" svg:x="7.912cm" svg:y="8.62cm">
          <text:p text:style-name="P1">0</text:p>
        </draw:ellipse>
        <draw:ellipse draw:style-name="gr1" draw:text-style-name="P1" draw:layer="layout" svg:width="1.397cm" svg:height="1.27cm" svg:x="7.859cm" svg:y="10.52cm">
          <text:p text:style-name="P1">1</text:p>
        </draw:ellipse>
        <draw:line draw:style-name="gr7" draw:text-style-name="P1" draw:layer="layout" svg:x1="8.62cm" svg:y1="7.78cm" svg:x2="8.62cm" svg:y2="8.542cm">
          <text:p/>
        </draw:line>
        <draw:ellipse draw:style-name="gr1" draw:text-style-name="P1" draw:layer="layout" svg:width="1.397cm" svg:height="1.27cm" svg:x="7.86cm" svg:y="12.32cm">
          <text:p text:style-name="P1">2</text:p>
        </draw:ellipse>
        <draw:ellipse draw:style-name="gr1" draw:text-style-name="P1" draw:layer="layout" svg:width="1.397cm" svg:height="1.27cm" svg:x="7.86cm" svg:y="14.02cm">
          <text:p text:style-name="P1">3</text:p>
        </draw:ellipse>
        <draw:ellipse draw:style-name="gr1" draw:text-style-name="P1" draw:layer="layout" svg:width="1.397cm" svg:height="1.27cm" svg:x="7.86cm" svg:y="15.82cm">
          <text:p text:style-name="P1">4</text:p>
        </draw:ellipse>
        <draw:ellipse draw:style-name="gr1" draw:text-style-name="P1" draw:layer="layout" svg:width="1.397cm" svg:height="1.27cm" svg:x="7.861cm" svg:y="17.62cm">
          <text:p text:style-name="P1">10</text:p>
        </draw:ellipse>
        <draw:ellipse draw:style-name="gr1" draw:text-style-name="P1" draw:layer="layout" svg:width="1.397cm" svg:height="1.27cm" svg:x="7.861cm" svg:y="15.82cm">
          <text:p text:style-name="P1">4</text:p>
        </draw:ellipse>
        <draw:ellipse draw:style-name="gr1" draw:text-style-name="P1" draw:layer="layout" svg:width="1.397cm" svg:height="1.27cm" svg:x="7.861cm" svg:y="19.42cm">
          <text:p text:style-name="P1">25</text:p>
        </draw:ellipse>
        <draw:ellipse draw:style-name="gr1" draw:text-style-name="P1" draw:layer="layout" svg:width="1.397cm" svg:height="1.27cm" svg:x="7.861cm" svg:y="21.32cm">
          <text:p text:style-name="P1">50</text:p>
        </draw:ellipse>
        <draw:ellipse draw:style-name="gr1" draw:text-style-name="P1" draw:layer="layout" svg:width="1.397cm" svg:height="1.27cm" svg:x="7.862cm" svg:y="23.22cm">
          <text:p text:style-name="P1">75</text:p>
        </draw:ellipse>
        <draw:ellipse draw:style-name="gr1" draw:text-style-name="P1" draw:layer="layout" svg:width="1.397cm" svg:height="1.27cm" svg:x="7.862cm" svg:y="25.12cm">
          <text:p text:style-name="P1">100</text:p>
        </draw:ellipse>
        <draw:line draw:style-name="gr7" draw:text-style-name="P1" draw:layer="layout" svg:x1="8.62cm" svg:y1="9.78cm" svg:x2="8.62cm" svg:y2="10.542cm">
          <text:p/>
        </draw:line>
        <draw:line draw:style-name="gr7" draw:text-style-name="P1" draw:layer="layout" svg:x1="8.62cm" svg:y1="11.68cm" svg:x2="8.62cm" svg:y2="12.442cm">
          <text:p/>
        </draw:line>
        <draw:line draw:style-name="gr7" draw:text-style-name="P1" draw:layer="layout" svg:x1="8.62cm" svg:y1="13.48cm" svg:x2="8.62cm" svg:y2="14.242cm">
          <text:p/>
        </draw:line>
        <draw:line draw:style-name="gr7" draw:text-style-name="P1" draw:layer="layout" svg:x1="8.62cm" svg:y1="15.18cm" svg:x2="8.62cm" svg:y2="15.942cm">
          <text:p/>
        </draw:line>
        <draw:line draw:style-name="gr7" draw:text-style-name="P1" draw:layer="layout" svg:x1="8.62cm" svg:y1="16.88cm" svg:x2="8.62cm" svg:y2="17.642cm">
          <text:p/>
        </draw:line>
        <draw:line draw:style-name="gr7" draw:text-style-name="P1" draw:layer="layout" svg:x1="8.62cm" svg:y1="18.68cm" svg:x2="8.62cm" svg:y2="19.442cm">
          <text:p/>
        </draw:line>
        <draw:line draw:style-name="gr7" draw:text-style-name="P1" draw:layer="layout" svg:x1="8.62cm" svg:y1="20.58cm" svg:x2="8.62cm" svg:y2="21.342cm">
          <text:p/>
        </draw:line>
        <draw:line draw:style-name="gr7" draw:text-style-name="P1" draw:layer="layout" svg:x1="8.62cm" svg:y1="22.48cm" svg:x2="8.62cm" svg:y2="23.242cm">
          <text:p/>
        </draw:line>
        <draw:line draw:style-name="gr7" draw:text-style-name="P1" draw:layer="layout" svg:x1="8.62cm" svg:y1="24.38cm" svg:x2="8.62cm" svg:y2="25.142cm">
          <text:p/>
        </draw:line>
        <draw:rect draw:style-name="gr1" draw:text-style-name="P1" draw:layer="layout" svg:width="7.747cm" svg:height="0.54cm" svg:x="4.81cm" svg:y="26.4cm">
          <text:p text:style-name="P1"><text:span text:style-name="T11">Default {Return}</text:span></text:p>
        </draw:rect>
        <draw:line draw:style-name="gr7" draw:text-style-name="P1" draw:layer="layout" svg:x1="9.382cm" svg:y1="9.255cm" svg:x2="11.16cm" svg:y2="9.255cm">
          <text:p/>
        </draw:line>
        <draw:line draw:style-name="gr7" draw:text-style-name="P1" draw:layer="layout" svg:x1="9.255cm" svg:y1="11.16cm" svg:x2="11.16cm" svg:y2="11.155cm">
          <text:p/>
        </draw:line>
        <draw:line draw:style-name="gr7" draw:text-style-name="P1" draw:layer="layout" svg:x1="9.255cm" svg:y1="13.065cm" svg:x2="11.16cm" svg:y2="13.055cm">
          <text:p/>
        </draw:line>
        <draw:line draw:style-name="gr7" draw:text-style-name="P1" draw:layer="layout" svg:x1="9.255cm" svg:y1="14.563cm" svg:x2="11.16cm" svg:y2="14.553cm">
          <text:p/>
        </draw:line>
        <draw:line draw:style-name="gr7" draw:text-style-name="P1" draw:layer="layout" svg:x1="9.255cm" svg:y1="16.463cm" svg:x2="11.16cm" svg:y2="16.453cm">
          <text:p/>
        </draw:line>
        <draw:line draw:style-name="gr7" draw:text-style-name="P1" draw:layer="layout" svg:x1="9.255cm" svg:y1="18.261cm" svg:x2="11.16cm" svg:y2="18.251cm">
          <text:p/>
        </draw:line>
        <draw:line draw:style-name="gr7" draw:text-style-name="P1" draw:layer="layout" svg:x1="9.255cm" svg:y1="20.061cm" svg:x2="11.16cm" svg:y2="20.051cm">
          <text:p/>
        </draw:line>
        <draw:line draw:style-name="gr7" draw:text-style-name="P1" draw:layer="layout" svg:x1="9.255cm" svg:y1="21.959cm" svg:x2="11.16cm" svg:y2="21.949cm">
          <text:p/>
        </draw:line>
        <draw:line draw:style-name="gr7" draw:text-style-name="P1" draw:layer="layout" svg:x1="9.255cm" svg:y1="23.859cm" svg:x2="11.16cm" svg:y2="23.849cm">
          <text:p/>
        </draw:line>
        <draw:line draw:style-name="gr7" draw:text-style-name="P1" draw:layer="layout" svg:x1="9.255cm" svg:y1="25.757cm" svg:x2="11.16cm" svg:y2="25.747cm">
          <text:p/>
        </draw:line>
        <draw:rect draw:style-name="gr1" draw:text-style-name="P1" draw:layer="layout" svg:width="5.08cm" svg:height="1.27cm" svg:x="11.16cm" svg:y="8.62cm">
          <text:p text:style-name="P1"><text:span text:style-name="T11">No code</text:span></text:p>
          <text:p text:style-name="P1"><text:span text:style-name="T11">Respond &amp; Return</text:span></text:p>
        </draw:rect>
        <draw:rect draw:style-name="gr1" draw:text-style-name="P1" draw:layer="layout" svg:width="5.08cm" svg:height="1.27cm" svg:x="11.16cm" svg:y="10.52cm">
          <text:p text:style-name="P1"><text:span text:style-name="T11">Call</text:span></text:p>
          <text:p text:style-name="P1"><text:span text:style-name="T11">HandleQuestion()</text:span></text:p>
        </draw:rect>
        <draw:rect draw:style-name="gr1" draw:text-style-name="P1" draw:layer="layout" svg:width="5.08cm" svg:height="1.27cm" svg:x="11.16cm" svg:y="12.42cm">
          <text:p text:style-name="P1"><text:span text:style-name="T11">Call</text:span></text:p>
          <text:p text:style-name="P1"><text:span text:style-name="T11">HandleDirective()</text:span></text:p>
        </draw:rect>
        <draw:rect draw:style-name="gr1" draw:text-style-name="P1" draw:layer="layout" svg:width="5.08cm" svg:height="1.27cm" svg:x="11.16cm" svg:y="13.92cm">
          <text:p text:style-name="P1"><text:span text:style-name="T11">Call</text:span></text:p>
          <text:p text:style-name="P1"><text:span text:style-name="T11">HandlePluralPronoun()</text:span></text:p>
        </draw:rect>
        <draw:rect draw:style-name="gr1" draw:text-style-name="P1" draw:layer="layout" svg:width="5.08cm" svg:height="1.27cm" svg:x="11.16cm" svg:y="15.82cm">
          <text:p text:style-name="P1"><text:span text:style-name="T11">Call</text:span></text:p>
          <text:p text:style-name="P1"><text:span text:style-name="T11">CheckForGreetings()</text:span></text:p>
        </draw:rect>
        <draw:rect draw:style-name="gr1" draw:text-style-name="P1" draw:layer="layout" svg:width="5.08cm" svg:height="1.27cm" svg:x="11.16cm" svg:y="17.62cm">
          <text:p text:style-name="P1"><text:span text:style-name="T11">No Code</text:span></text:p>
          <text:p text:style-name="P1"><text:span text:style-name="T11">Respond and Return</text:span></text:p>
        </draw:rect>
        <draw:rect draw:style-name="gr1" draw:text-style-name="P1" draw:layer="layout" svg:width="5.08cm" svg:height="1.27cm" svg:x="11.16cm" svg:y="19.42cm">
          <text:p text:style-name="P1"><text:span text:style-name="T11">Small Code</text:span></text:p>
          <text:p text:style-name="P1"><text:span text:style-name="T11">Respond and Return</text:span></text:p>
        </draw:rect>
        <draw:rect draw:style-name="gr1" draw:text-style-name="P1" draw:layer="layout" svg:width="5.08cm" svg:height="1.27cm" svg:x="11.16cm" svg:y="21.32cm">
          <text:p text:style-name="P1"><text:span text:style-name="T11">Call</text:span></text:p>
          <text:p text:style-name="P1"><text:span text:style-name="T11">WorkWithHalfLevel()</text:span></text:p>
        </draw:rect>
        <draw:rect draw:style-name="gr1" draw:text-style-name="P1" draw:layer="layout" svg:width="5.08cm" svg:height="1.27cm" svg:x="11.16cm" svg:y="23.22cm">
          <text:p text:style-name="P1"><text:span text:style-name="T11">Call</text:span></text:p>
          <text:p text:style-name="P1"><text:span text:style-name="T11">Handle75LevelUnderstanding()</text:span></text:p>
        </draw:rect>
        <draw:rect draw:style-name="gr1" draw:text-style-name="P1" draw:layer="layout" svg:width="5.08cm" svg:height="1.27cm" svg:x="11.16cm" svg:y="25.12cm">
          <text:p text:style-name="P1"><text:span text:style-name="T11">Set some associations,</text:span></text:p>
          <text:p text:style-name="P1"><text:span text:style-name="T11">Respond 'ok'</text:span></text:p>
        </draw:rect>
        <draw:custom-shape draw:style-name="gr26" draw:text-style-name="P1" draw:layer="layout" svg:width="3.175cm" svg:height="1.27cm" svg:x="17.002cm" svg:y="6.842cm">
          <text:p text:style-name="P1"><text:span text:style-name="T12">Respond based on </text:span></text:p>
          <text:p text:style-name="P1"><text:span text:style-name="T12">Mood Level</text:span></text:p>
          <draw:enhanced-geometry svg:viewBox="0 0 21600 21600" draw:text-areas="800 800 20800 20800" draw:type="round-rectangular-callout" draw:modifiers="-7032.24181360201 41381.5892997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" draw:layer="layout" svg:width="4.953cm" svg:height="2.921cm" svg:x="1.889cm" svg:y="19.415cm">
          <text:p text:style-name="P1"><text:span text:style-name="T12">Very tough level to try to figure</text:span></text:p>
          <text:p text:style-name="P1"><text:span text:style-name="T12">out word types and sentence</text:span></text:p>
          <text:p text:style-name="P1"><text:span text:style-name="T12">structure. Needs code to produce</text:span></text:p>
          <text:p text:style-name="P1"><text:span text:style-name="T12">a better outcome.</text:span></text:p>
          <text:p text:style-name="P1"><text:span text:style-name="T12"/></text:p>
          <draw:enhanced-geometry svg:viewBox="0 0 21600 21600" draw:text-areas="800 800 20800 20800" draw:type="round-rectangular-callout" draw:modifiers="26391.7642309245 19678.02874743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6" draw:layer="layout" svg:width="4.826cm" svg:height="2.032cm" svg:x="1.508cm" svg:y="23.352cm">
          <text:p text:style-name="P1"><text:span text:style-name="T12">Enough known words to be</text:span></text:p>
          <text:p text:style-name="P1"><text:span text:style-name="T12">able to formulate an</text:span></text:p>
          <text:p text:style-name="P1"><text:span text:style-name="T12">intelligent question to quiz the</text:span></text:p>
          <text:p text:style-name="P1"><text:span text:style-name="T12">user to discover the unknowns.</text:span></text:p>
          <draw:enhanced-geometry svg:viewBox="0 0 21600 21600" draw:text-areas="800 800 20800 20800" draw:type="round-rectangular-callout" draw:modifiers="28911.8707271597 6969.798327594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" draw:layer="layout" svg:width="4.699cm" svg:height="1.143cm" svg:x="1.635cm" svg:y="8.493cm">
          <text:p text:style-name="P1"><text:span text:style-name="T12">What can you say? Nothing</text:span></text:p>
          <text:p text:style-name="P1"><text:span text:style-name="T12">is understood</text:span></text:p>
          <draw:enhanced-geometry svg:viewBox="0 0 21600 21600" draw:text-areas="800 800 20800 20800" draw:type="round-rectangular-callout" draw:modifiers="28985.3617021277 13745.45454545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6" draw:layer="layout" svg:width="4.572cm" svg:height="1.524cm" svg:x="1.635cm" svg:y="15.605cm">
          <text:p text:style-name="P1"><text:span text:style-name="T12">Mostly sentence structure words</text:span></text:p>
          <text:p text:style-name="P1"><text:span text:style-name="T12">here, not much to work with.</text:span></text:p>
          <draw:enhanced-geometry svg:viewBox="0 0 21600 21600" draw:text-areas="800 800 20800 20800" draw:type="round-rectangular-callout" draw:modifiers="30324.076098841 50196.98360655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6" draw:layer="layout" svg:width="3.175cm" svg:height="1.651cm" svg:x="17.002cm" svg:y="12.049cm">
          <text:p text:style-name="P1"><text:span text:style-name="T12">These Calls</text:span></text:p>
          <text:p text:style-name="P1"><text:span text:style-name="T12">are on the following</text:span></text:p>
          <text:p text:style-name="P1"><text:span text:style-name="T12">pages.</text:span></text:p>
          <draw:enhanced-geometry svg:viewBox="0 0 21600 21600" draw:text-areas="800 800 20800 20800" draw:type="round-rectangular-callout" draw:modifiers="-5971.2846347607 1843.583535108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4" draw:text-style-name="P4" draw:layer="layout" svg:width="3.927cm" svg:height="0.816cm" svg:x="14.081cm" svg:y="5.518cm">
          <text:p text:style-name="P1"><text:span text:style-name="T13">All Levels have</text:span></text:p>
          <text:p text:style-name="P1"><text:span text:style-name="T13">Verbose Points</text:span></text:p>
        </draw:rect>
      </draw:page>
      <draw:page draw:name="page5" draw:style-name="dp1" draw:master-page-name="Default">
        <draw:frame draw:style-name="gr25" draw:text-style-name="P3" draw:layer="layout" svg:width="8.325cm" svg:height="1.75cm" svg:x="11.033cm" svg:y="1.536cm">
          <draw:text-box>
            <text:p text:style-name="P1"><text:span text:style-name="T2">Sophie::c_Cortex.h</text:span></text:p>
          </draw:text-box>
        </draw:frame>
        <draw:frame draw:style-name="gr27" draw:layer="layout" svg:width="6.683cm" svg:height="1.695cm" svg:x="12.224cm" svg:y="2.607cm">
          <draw:text-box>
            <text:p text:style-name="P1">Sub Function</text:p>
            <text:p><text:span text:style-name="T14">WorkWithHalfLevel()</text:span></text:p>
          </draw:text-box>
        </draw:frame>
        <draw:rect draw:style-name="gr1" draw:text-style-name="P1" draw:layer="layout" svg:width="5.08cm" svg:height="1.27cm" svg:x="2.27cm" svg:y="3.54cm">
          <text:p text:style-name="P1"><text:span text:style-name="T3">Receive Pattern</text:span></text:p>
          <text:p text:style-name="P1"><text:span text:style-name="T3">And Determiner</text:span></text:p>
        </draw:rect>
        <draw:frame draw:style-name="gr27" draw:layer="layout" svg:width="2.428cm" svg:height="0.963cm" svg:x="3.54cm" svg:y="1.508cm">
          <draw:text-box>
            <text:p>Call To</text:p>
          </draw:text-box>
        </draw:frame>
        <draw:line draw:style-name="gr7" draw:text-style-name="P1" draw:layer="layout" svg:x1="4.81cm" svg:y1="2.524cm" svg:x2="4.81cm" svg:y2="3.54cm">
          <text:p/>
        </draw:line>
        <draw:rect draw:style-name="gr1" draw:text-style-name="P1" draw:layer="layout" svg:width="5.08cm" svg:height="1.27cm" svg:x="2.27cm" svg:y="6.08cm">
          <text:p text:style-name="P1"><text:span text:style-name="T3">Try to set statement</text:span></text:p>
          <text:p text:style-name="P1"><text:span text:style-name="T3">Direction</text:span></text:p>
        </draw:rect>
        <draw:line draw:style-name="gr7" draw:text-style-name="P1" draw:layer="layout" svg:x1="4.81cm" svg:y1="4.81cm" svg:x2="4.81cm" svg:y2="6.08cm">
          <text:p/>
        </draw:line>
        <draw:custom-shape draw:style-name="gr8" draw:text-style-name="P1" draw:layer="layout" svg:width="3.81cm" svg:height="2.54cm" svg:x="2.905cm" svg:y="8.62cm">
          <text:p text:style-name="P1"><text:span text:style-name="T11">While</text:span></text:p>
          <text:p text:style-name="P1"><text:span text:style-name="T11">Testing</text:span></text:p>
          <draw:enhanced-geometry svg:viewBox="0 0 21600 21600" draw:glue-points="10800 0 5400 10800 10800 21600 16200 10800" draw:text-areas="5400 10800 16200 21600" draw:mirror-vertical="false" draw:mirror-horizontal="false" draw:type="flowchart-extract" draw:enhanced-path="M 10800 0 L 21600 21600 0 21600 10800 0 Z N"/>
        </draw:custom-shape>
        <draw:line draw:style-name="gr7" draw:text-style-name="P1" draw:layer="layout" svg:x1="4.81cm" svg:y1="7.35cm" svg:x2="4.81cm" svg:y2="8.62cm">
          <text:p/>
        </draw:line>
        <draw:custom-shape draw:style-name="gr8" draw:text-style-name="P1" draw:layer="layout" svg:width="5.207cm" svg:height="0.889cm" svg:x="2.143cm" svg:y="12.43cm">
          <text:p text:style-name="P1"><text:span text:style-name="T11">Switch on Statement</text:span></text:p>
          <text:p text:style-name="P1"><text:span text:style-name="T11">direction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line draw:style-name="gr7" draw:text-style-name="P1" draw:layer="layout" svg:x1="4.81cm" svg:y1="11.16cm" svg:x2="4.81cm" svg:y2="12.43cm">
          <text:p/>
        </draw:line>
        <draw:ellipse draw:style-name="gr1" draw:text-style-name="P1" draw:layer="layout" svg:width="1.397cm" svg:height="1.27cm" svg:x="4.075cm" svg:y="14.462cm">
          <text:p text:style-name="P1">0</text:p>
        </draw:ellipse>
        <draw:line draw:style-name="gr7" draw:text-style-name="P1" draw:layer="layout" svg:x1="4.81cm" svg:y1="13.319cm" svg:x2="4.81cm" svg:y2="14.462cm">
          <text:p/>
        </draw:line>
        <draw:rect draw:style-name="gr1" draw:text-style-name="P1" draw:layer="layout" svg:width="5.08cm" svg:height="1.27cm" svg:x="10.07cm" svg:y="14.38cm">
          <text:p text:style-name="P1"><text:span text:style-name="T3">To User</text:span></text:p>
          <text:p text:style-name="P1"><text:span text:style-name="T3">Direction</text:span></text:p>
        </draw:rect>
        <draw:line draw:style-name="gr7" draw:text-style-name="P1" draw:layer="layout" svg:x1="5.445cm" svg:y1="14.97cm" svg:x2="10.017cm" svg:y2="14.97cm">
          <text:p/>
        </draw:line>
        <draw:rect draw:style-name="gr1" draw:text-style-name="P1" draw:layer="layout" svg:width="5.08cm" svg:height="1.27cm" svg:x="10.07cm" svg:y="16.28cm">
          <text:p text:style-name="P1"><text:span text:style-name="T3">Assume user naming</text:span></text:p>
          <text:p text:style-name="P1"><text:span text:style-name="T3">self</text:span></text:p>
        </draw:rect>
        <draw:rect draw:style-name="gr1" draw:text-style-name="P1" draw:layer="layout" svg:width="5.08cm" svg:height="1.27cm" svg:x="10.07cm" svg:y="17.98cm">
          <text:p text:style-name="P1"><text:span text:style-name="T3">Greet user</text:span></text:p>
        </draw:rect>
        <draw:line draw:style-name="gr7" draw:text-style-name="P1" draw:layer="layout" svg:x1="12.43cm" svg:y1="15.605cm" svg:x2="12.43cm" svg:y2="16.367cm">
          <text:p/>
        </draw:line>
        <draw:line draw:style-name="gr7" draw:text-style-name="P1" draw:layer="layout" svg:x1="12.43cm" svg:y1="17.51cm" svg:x2="12.43cm" svg:y2="18.018cm">
          <text:p/>
        </draw:line>
        <draw:line draw:style-name="gr7" draw:text-style-name="P1" draw:layer="layout" svg:x1="15.224cm" svg:y1="20.78cm" svg:x2="16.621cm" svg:y2="20.78cm">
          <text:p/>
        </draw:line>
        <draw:line draw:style-name="gr7" draw:text-style-name="P1" draw:layer="layout" svg:x1="16.621cm" svg:y1="20.685cm" svg:x2="16.621cm" svg:y2="9.89cm">
          <text:p/>
        </draw:line>
        <draw:line draw:style-name="gr7" draw:text-style-name="P1" draw:layer="layout" svg:x1="16.621cm" svg:y1="9.89cm" svg:x2="5.826cm" svg:y2="9.89cm">
          <text:p/>
        </draw:line>
        <draw:frame draw:style-name="gr27" draw:text-style-name="P7" draw:layer="layout" svg:width="1.052cm" svg:height="0.603cm" svg:x="4.867cm" svg:y="11.16cm">
          <draw:text-box>
            <text:p text:style-name="P7"><text:span text:style-name="T12">true</text:span></text:p>
          </draw:text-box>
        </draw:frame>
        <draw:line draw:style-name="gr7" draw:text-style-name="P1" draw:layer="layout" svg:x1="3.921cm" svg:y1="9.89cm" svg:x2="1.508cm" svg:y2="9.89cm">
          <text:p/>
        </draw:line>
        <draw:frame draw:style-name="gr27" draw:text-style-name="P7" draw:layer="layout" svg:width="1.179cm" svg:height="0.603cm" svg:x="2.397cm" svg:y="9.255cm">
          <draw:text-box>
            <text:p><text:span text:style-name="T12">false</text:span></text:p>
          </draw:text-box>
        </draw:frame>
        <draw:ellipse draw:style-name="gr1" draw:text-style-name="P1" draw:layer="layout" svg:width="1.397cm" svg:height="1.27cm" svg:x="4.076cm" svg:y="16.262cm">
          <text:p text:style-name="P1">1</text:p>
        </draw:ellipse>
        <draw:ellipse draw:style-name="gr1" draw:text-style-name="P1" draw:layer="layout" svg:width="1.397cm" svg:height="1.27cm" svg:x="4.076cm" svg:y="18.062cm">
          <text:p text:style-name="P1">2</text:p>
        </draw:ellipse>
        <draw:line draw:style-name="gr7" draw:text-style-name="P1" draw:layer="layout" svg:x1="4.81cm" svg:y1="15.732cm" svg:x2="4.81cm" svg:y2="16.367cm">
          <text:p/>
        </draw:line>
        <draw:line draw:style-name="gr7" draw:text-style-name="P1" draw:layer="layout" svg:x1="4.81cm" svg:y1="17.51cm" svg:x2="4.81cm" svg:y2="18.145cm">
          <text:p/>
        </draw:line>
        <draw:rect draw:style-name="gr1" draw:text-style-name="P1" draw:layer="layout" svg:width="5.08cm" svg:height="1.27cm" svg:x="10.07cm" svg:y="20.08cm">
          <text:p text:style-name="P1"><text:span text:style-name="T3">Break</text:span></text:p>
          <text:p text:style-name="P1"><text:span text:style-name="T3">testing</text:span></text:p>
        </draw:rect>
        <draw:line draw:style-name="gr7" draw:text-style-name="P1" draw:layer="layout" svg:x1="12.43cm" svg:y1="19.288cm" svg:x2="12.43cm" svg:y2="20.05cm">
          <text:p/>
        </draw:line>
        <draw:line draw:style-name="gr7" draw:text-style-name="P1" draw:layer="layout" svg:x1="5.572cm" svg:y1="16.875cm" svg:x2="8.62cm" svg:y2="16.875cm">
          <text:p/>
        </draw:line>
        <draw:line draw:style-name="gr7" draw:text-style-name="P1" draw:layer="layout" svg:x1="8.62cm" svg:y1="16.875cm" svg:x2="8.62cm" svg:y2="20.812cm">
          <text:p/>
        </draw:line>
        <draw:line draw:style-name="gr7" draw:text-style-name="P1" draw:layer="layout" svg:x1="8.62cm" svg:y1="20.812cm" svg:x2="10.144cm" svg:y2="20.812cm">
          <text:p/>
        </draw:line>
        <draw:line draw:style-name="gr7" draw:text-style-name="P1" draw:layer="layout" svg:x1="5.445cm" svg:y1="18.78cm" svg:x2="8.62cm" svg:y2="18.78cm">
          <text:p/>
        </draw:line>
        <draw:rect draw:style-name="gr1" draw:text-style-name="P1" draw:layer="layout" svg:width="5.08cm" svg:height="1.27cm" svg:x="2.27cm" svg:y="21.38cm">
          <text:p text:style-name="P1"><text:span text:style-name="T3">Attempt to quiz</text:span></text:p>
          <text:p text:style-name="P1"><text:span text:style-name="T3">user</text:span></text:p>
        </draw:rect>
        <draw:line draw:style-name="gr7" draw:text-style-name="P1" draw:layer="layout" svg:x1="4.81cm" svg:y1="19.415cm" svg:x2="4.81cm" svg:y2="21.447cm">
          <text:p/>
        </draw:line>
        <draw:rect draw:style-name="gr1" draw:text-style-name="P1" draw:layer="layout" svg:width="5.08cm" svg:height="1.27cm" svg:x="2.27cm" svg:y="24.368cm">
          <text:p text:style-name="P1"><text:span text:style-name="T3">Return 0</text:span></text:p>
        </draw:rect>
        <draw:line draw:style-name="gr7" draw:text-style-name="P1" draw:layer="layout" svg:x1="4.81cm" svg:y1="22.717cm" svg:x2="4.81cm" svg:y2="24.368cm">
          <text:p/>
        </draw:line>
        <draw:line draw:style-name="gr7" draw:text-style-name="P1" draw:layer="layout" svg:x1="1.508cm" svg:y1="9.89cm" svg:x2="1.508cm" svg:y2="25.13cm">
          <text:p/>
        </draw:line>
        <draw:line draw:style-name="gr7" draw:text-style-name="P1" draw:layer="layout" svg:x1="1.508cm" svg:y1="25.13cm" svg:x2="2.27cm" svg:y2="25.13cm">
          <text:p/>
        </draw:line>
        <draw:custom-shape draw:style-name="gr13" draw:text-style-name="P8" draw:layer="layout" svg:width="7.493cm" svg:height="2.794cm" svg:x="10.779cm" svg:y="22.971cm">
          <text:p text:style-name="P8">This code needs tremendous work,</text:p>
          <text:p text:style-name="P8">It rarely accomplishes anything</text:p>
          <draw:enhanced-geometry svg:viewBox="0 0 21600 21600" draw:text-areas="800 800 20800 20800" draw:type="round-rectangular-callout" draw:modifiers="-10056.3650920737 16213.52415026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6" draw:style-name="dp1" draw:master-page-name="Default">
        <draw:frame draw:style-name="gr25" draw:text-style-name="P3" draw:layer="layout" svg:width="8.325cm" svg:height="1.75cm" svg:x="11.034cm" svg:y="1.536cm">
          <draw:text-box>
            <text:p text:style-name="P1"><text:span text:style-name="T2">Sophie::c_Cortex.h</text:span></text:p>
          </draw:text-box>
        </draw:frame>
        <draw:frame draw:style-name="gr27" draw:layer="layout" svg:width="5.798cm" svg:height="1.695cm" svg:x="12.728cm" svg:y="2.607cm">
          <draw:text-box>
            <text:p text:style-name="P1">Sub Function</text:p>
            <text:p><text:span text:style-name="T14">HandleQuestion()</text:span></text:p>
          </draw:text-box>
        </draw:frame>
        <draw:rect draw:style-name="gr1" draw:text-style-name="P1" draw:layer="layout" svg:width="5.08cm" svg:height="1.27cm" svg:x="2.27cm" svg:y="3.541cm">
          <text:p text:style-name="P1"><text:span text:style-name="T3">Receive Pointer to</text:span></text:p>
          <text:p text:style-name="P1"><text:span text:style-name="T3">String data</text:span></text:p>
        </draw:rect>
        <draw:frame draw:style-name="gr27" draw:layer="layout" svg:width="2.428cm" svg:height="0.963cm" svg:x="3.54cm" svg:y="1.509cm">
          <draw:text-box>
            <text:p>Call To</text:p>
          </draw:text-box>
        </draw:frame>
        <draw:line draw:style-name="gr7" draw:text-style-name="P1" draw:layer="layout" svg:x1="4.81cm" svg:y1="2.525cm" svg:x2="4.81cm" svg:y2="3.541cm">
          <text:p/>
        </draw:line>
        <draw:custom-shape draw:style-name="gr8" draw:text-style-name="P6" draw:layer="layout" svg:width="3.048cm" svg:height="2.54cm" svg:x="3.286cm" svg:y="5.572cm">
          <text:p text:style-name="P6">Has Unknown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" draw:layer="layout" svg:x1="4.81cm" svg:y1="4.81cm" svg:x2="4.81cm" svg:y2="5.572cm">
          <text:p/>
        </draw:line>
        <draw:rect draw:style-name="gr1" draw:text-style-name="P1" draw:layer="layout" svg:width="5.08cm" svg:height="1.27cm" svg:x="8.57cm" svg:y="6.141cm">
          <text:p text:style-name="P1"><text:span text:style-name="T12">Call</text:span></text:p>
          <text:p text:style-name="P1"><text:span text:style-name="T12">Handle75LevelUnderstanding</text:span></text:p>
          <text:p text:style-name="P1"><text:span text:style-name="T12">and run </text:span><text:span text:style-name="T15">Silent</text:span></text:p>
        </draw:rect>
        <draw:line draw:style-name="gr7" draw:text-style-name="P1" draw:layer="layout" svg:x1="6.334cm" svg:y1="6.842cm" svg:x2="8.493cm" svg:y2="6.842cm">
          <text:p/>
        </draw:line>
        <draw:line draw:style-name="gr7" draw:text-style-name="P1" draw:layer="layout" svg:x1="11.16cm" svg:y1="7.477cm" svg:x2="11.16cm" svg:y2="8.62cm">
          <text:p/>
        </draw:line>
        <draw:line draw:style-name="gr7" draw:text-style-name="P1" draw:layer="layout" svg:x1="11.16cm" svg:y1="8.62cm" svg:x2="4.81cm" svg:y2="8.62cm">
          <text:p/>
        </draw:line>
        <draw:rect draw:style-name="gr1" draw:text-style-name="P1" draw:layer="layout" svg:width="5.08cm" svg:height="1.27cm" svg:x="2.27cm" svg:y="9.863cm">
          <text:p text:style-name="P1"><text:span text:style-name="T3">Call</text:span></text:p>
          <text:p text:style-name="P1"><text:span text:style-name="T4">CheckLinkofTwoNounsWithAdjectives()</text:span></text:p>
        </draw:rect>
        <draw:line draw:style-name="gr7" draw:text-style-name="P1" draw:layer="layout" svg:x1="4.81cm" svg:y1="8.112cm" svg:x2="4.81cm" svg:y2="9.89cm">
          <text:p/>
        </draw:line>
        <draw:frame draw:style-name="gr27" draw:text-style-name="P7" draw:layer="layout" svg:width="0.997cm" svg:height="0.603cm" svg:x="6.323cm" svg:y="6.207cm">
          <draw:text-box>
            <text:p><text:span text:style-name="T12">yes</text:span></text:p>
          </draw:text-box>
        </draw:frame>
        <draw:frame draw:style-name="gr27" draw:text-style-name="P7" draw:layer="layout" svg:width="0.858cm" svg:height="0.603cm" svg:x="3.825cm" svg:y="7.89cm">
          <draw:text-box>
            <text:p><text:span text:style-name="T12">no</text:span></text:p>
          </draw:text-box>
        </draw:frame>
        <draw:custom-shape draw:style-name="gr8" draw:text-style-name="P6" draw:layer="layout" svg:width="3.048cm" svg:height="2.54cm" svg:x="3.286cm" svg:y="15.859cm">
          <text:p text:style-name="P6">More than on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" draw:layer="layout" svg:x1="4.81cm" svg:y1="11.16cm" svg:x2="4.81cm" svg:y2="12.43cm">
          <text:p/>
        </draw:line>
        <draw:rect draw:style-name="gr1" draw:text-style-name="P6" draw:layer="layout" svg:width="5.08cm" svg:height="1.27cm" svg:x="2.27cm" svg:y="19.219cm">
          <text:p text:style-name="P6"><text:span text:style-name="T12">Answer with the subject and</text:span></text:p>
          <text:p text:style-name="P6"><text:span text:style-name="T12">Indirect object in the response</text:span></text:p>
          <text:p text:style-name="P6"><text:span text:style-name="T12">(Multiple matches)</text:span></text:p>
        </draw:rect>
        <draw:line draw:style-name="gr7" draw:text-style-name="P1" draw:layer="layout" svg:x1="4.81cm" svg:y1="18.426cm" svg:x2="4.81cm" svg:y2="19.315cm">
          <text:p/>
        </draw:line>
        <draw:rect draw:style-name="gr1" draw:text-style-name="P6" draw:layer="layout" svg:width="5.08cm" svg:height="1.27cm" svg:x="8.67cm" svg:y="13.063cm">
          <text:p text:style-name="P6"><text:span text:style-name="T12">Answer with a negative</text:span></text:p>
          <text:p text:style-name="P6"><text:span text:style-name="T12">Response.</text:span></text:p>
        </draw:rect>
        <draw:line draw:style-name="gr7" draw:text-style-name="P1" draw:layer="layout" svg:x1="6.334cm" svg:y1="17.156cm" svg:x2="8.62cm" svg:y2="17.156cm">
          <text:p/>
        </draw:line>
        <draw:custom-shape draw:style-name="gr8" draw:text-style-name="P6" draw:layer="layout" svg:width="3.048cm" svg:height="2.54cm" svg:x="3.287cm" svg:y="12.46cm">
          <text:p text:style-name="P6">Has link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" draw:layer="layout" svg:x1="4.81cm" svg:y1="14.97cm" svg:x2="4.81cm" svg:y2="15.859cm">
          <text:p/>
        </draw:line>
        <draw:rect draw:style-name="gr1" draw:text-style-name="P6" draw:layer="layout" svg:width="5.08cm" svg:height="1.27cm" svg:x="8.67cm" svg:y="16.563cm">
          <text:p text:style-name="P6"><text:span text:style-name="T12">Answer with the subject and</text:span></text:p>
          <text:p text:style-name="P6"><text:span text:style-name="T12">Indirect object in the response</text:span></text:p>
          <text:p text:style-name="P6"><text:span text:style-name="T12">(Single match)</text:span></text:p>
        </draw:rect>
        <draw:line draw:style-name="gr7" draw:text-style-name="P1" draw:layer="layout" svg:x1="6.334cm" svg:y1="13.7cm" svg:x2="8.747cm" svg:y2="13.7cm">
          <text:p/>
        </draw:line>
        <draw:rect draw:style-name="gr1" draw:text-style-name="P6" draw:layer="layout" svg:width="5.08cm" svg:height="1.27cm" svg:x="2.27cm" svg:y="23.819cm">
          <text:p text:style-name="P6"><text:span text:style-name="T12">Return control</text:span></text:p>
        </draw:rect>
        <draw:line draw:style-name="gr7" draw:text-style-name="P1" draw:layer="layout" svg:x1="4.81cm" svg:y1="20.558cm" svg:x2="4.81cm" svg:y2="23.86cm">
          <text:p/>
        </draw:line>
        <draw:line draw:style-name="gr7" draw:text-style-name="P1" draw:layer="layout" svg:x1="11.16cm" svg:y1="17.891cm" svg:x2="11.16cm" svg:y2="22.59cm">
          <text:p/>
        </draw:line>
        <draw:line draw:style-name="gr7" draw:text-style-name="P1" draw:layer="layout" svg:x1="11.16cm" svg:y1="22.59cm" svg:x2="4.81cm" svg:y2="22.59cm">
          <text:p/>
        </draw:line>
        <draw:line draw:style-name="gr7" draw:text-style-name="P1" draw:layer="layout" svg:x1="13.7cm" svg:y1="13.7cm" svg:x2="14.97cm" svg:y2="13.7cm">
          <text:p/>
        </draw:line>
        <draw:line draw:style-name="gr7" draw:text-style-name="P1" draw:layer="layout" svg:x1="14.97cm" svg:y1="13.7cm" svg:x2="14.97cm" svg:y2="22.59cm">
          <text:p/>
        </draw:line>
        <draw:line draw:style-name="gr7" draw:text-style-name="P1" draw:layer="layout" svg:x1="14.97cm" svg:y1="22.59cm" svg:x2="11.16cm" svg:y2="22.59cm">
          <text:p/>
        </draw:line>
        <draw:custom-shape draw:style-name="gr13" draw:text-style-name="P6" draw:layer="layout" svg:width="3.937cm" svg:height="1.651cm" svg:x="15.605cm" svg:y="7.096cm">
          <text:p text:style-name="P6">No SlowSpeak(), all</text:p>
          <text:p text:style-name="P6">user responses assumed</text:p>
          <text:p text:style-name="P6">positive.</text:p>
          <draw:enhanced-geometry svg:viewBox="0 0 21600 21600" draw:text-areas="800 800 20800 20800" draw:type="round-rectangular-callout" draw:modifiers="-12516.8105637379 2719.612590799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6" draw:layer="layout" svg:width="7.493cm" svg:height="1.651cm" svg:x="9.763cm" svg:y="9.509cm">
          <text:p text:style-name="P6">Seeking matched adjectives between <text:span text:style-name="T16">Subject</text:span> and</text:p>
          <text:p text:style-name="P6"><text:span text:style-name="T16">Indirect object</text:span>.</text:p>
          <draw:enhanced-geometry svg:viewBox="0 0 21600 21600" draw:text-areas="800 800 20800 20800" draw:type="round-rectangular-callout" draw:modifiers="-6937.71016813451 12852.7845036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iel Ankrom</meta:initial-creator>
    <meta:creation-date>2019-02-11T07:20:07.19</meta:creation-date>
    <dc:date>2019-02-14T18:59:50.16</dc:date>
    <dc:creator>Daniel Ankrom</dc:creator>
    <meta:editing-duration>PT13H22M54S</meta:editing-duration>
    <meta:editing-cycles>11</meta:editing-cycles>
    <meta:generator>OpenOffice/4.1.6$Win32 OpenOffice.org_project/416m1$Build-9790</meta:generator>
    <meta:printed-by>Daniel Ankrom</meta:printed-by>
    <meta:print-date>2019-02-13T19:41:21.95</meta:print-date>
    <meta:document-statistic meta:object-count="256"/>
  </office:meta>
</office:document-meta>
</file>